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1771in" table:align="left"/>
    </style:style>
    <style:style style:name="Table1.A" style:family="table-column">
      <style:table-column-properties style:column-width="0.8674in"/>
    </style:style>
    <style:style style:name="Table1.B" style:family="table-column">
      <style:table-column-properties style:column-width="0.8194in"/>
    </style:style>
    <style:style style:name="Table1.C" style:family="table-column">
      <style:table-column-properties style:column-width="0.4903in"/>
    </style:style>
    <style:style style:name="Table1.A1" style:family="table-cell">
      <style:table-cell-properties style:vertical-align="middle" fo:padding="0.0194in" fo:border="none"/>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2">
      <style:paragraph-properties fo:margin-top="0in" fo:margin-bottom="0in"/>
    </style:style>
    <style:style style:name="P17" style:family="paragraph" style:parent-style-name="Text_20_body" style:list-style-name="L4">
      <style:paragraph-properties fo:margin-top="0in" fo:margin-bottom="0in"/>
    </style:style>
    <style:style style:name="P18" style:family="paragraph" style:parent-style-name="Text_20_body" style:list-style-name="L5">
      <style:paragraph-properties fo:margin-top="0in" fo:margin-bottom="0in"/>
    </style:style>
    <style:style style:name="P19" style:family="paragraph" style:parent-style-name="Text_20_body" style:list-style-name="L6">
      <style:paragraph-properties fo:margin-top="0in" fo:margin-bottom="0in"/>
    </style:style>
    <style:style style:name="P20" style:family="paragraph" style:parent-style-name="Text_20_body" style:list-style-name="L7">
      <style:paragraph-properties fo:margin-top="0in" fo:margin-bottom="0in"/>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Heading_20_3">
      <style:paragraph-properties fo:text-align="start"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end" style:justify-single-word="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emepath Counter App Timeline</text:p>
      <text:p text:style-name="P3"/>
      <text:p text:style-name="P4"><text:tab/>After analyzing the components of the app, we have broken it down into 9 activities that the user can interface with. We project that each activity will take approximately a week to complete. By giving each activity a full week to work on, we will be able to produce a better product. This better product results from: increased time to troubleshoot and debug, enough time consider aesthetics in addition to functionality, and considerable time to have all development team members review the code before declaring it complete.</text:p>
      <text:p text:style-name="P4"/>
      <text:p text:style-name="P4"><text:tab/>The following is list of the 9 different activities, in the order that we believe we can complete them. Each activity has a brief description, a rough design of the user interface, and a date that represents the week of projected completion.</text:p>
      <text:p text:style-name="P4"/>
      <text:h text:style-name="P26" text:outline-level="3">Home Activity</text:h>
      <text:p text:style-name="Text_20_body">This is the application's default landing page or main menu. The user will begin here and can use the buttons to navigate to different activities. Other activities will also route the user to this screen. From this Activity, the user can view favorite counter presets, launch a Counting Activity, Data Activity, or Preference Activity.</text:p>
      <text:p text:style-name="Text_20_body">Activity specs:</text:p>
      <text:list xml:id="list983673590" text:style-name="L2">
        <text:list-item>
          <text:p text:style-name="P16">Favorite Label on the top </text:p>
        </text:list-item>
        <text:list-item>
          <text:p text:style-name="P16">List of favorites </text:p>
        </text:list-item>
        <text:list-item>
          <text:p text:style-name="P16">Four Buttons: </text:p>
          <text:list>
            <text:list-item>
              <text:p text:style-name="P16">Counters </text:p>
            </text:list-item>
            <text:list-item>
              <text:p text:style-name="P16">New </text:p>
            </text:list-item>
            <text:list-item>
              <text:p text:style-name="P16">Preference </text:p>
            </text:list-item>
            <text:list-item>
              <text:p text:style-name="P5">Data </text:p>
            </text:list-item>
          </text:list>
        </text:list-item>
      </text:list>
      <text:list xml:id="list1792459156" text:style-name="L3">
        <text:list-item>
          <text:p text:style-name="P6"><draw:frame draw:style-name="fr1" draw:name="graphics1" text:anchor-type="as-char" svg:width="2.35in" svg:height="3.9598in" draw:z-index="0"><draw:image xlink:href="https://a248.e.akamai.net/camo.github.com/9bf12503e1f86d84b40f5c01d69b0319c271e575/687474703a2f2f692e696d6775722e636f6d2f723672696644682e706e67" xlink:type="simple" xlink:show="embed" xlink:actuate="onLoad"/><svg:title>home activity</svg:title></draw:frame> </text:p>
        </text:list-item>
      </text:list>
      <text:p text:style-name="P4">Completion: Week of 3/3/13</text:p>
      <text:h text:style-name="Heading_20_3" text:outline-level="3"><text:soft-page-break/>Counting Activity</text:h>
      <text:p text:style-name="Text_20_body">This activity displays the user with buttons. The layout of the buttons is defined by whichever button layout (i.e. counter) the user has selected. When the user selects the button, a click is registered and statistics are kept on this button clicks. These include number of clicks and percentages. This information will be saved for later use. The user can also return to the Home Activity, save data recorded during this session of the Counting Activity, or delete this session's data.</text:p>
      <text:p text:style-name="Text_20_body">Activity spec:</text:p>
      <text:list xml:id="list1681955898" text:style-name="L4">
        <text:list-item>
          <text:p text:style-name="P17">List of Buttons </text:p>
          <text:list>
            <text:list-item>
              <text:p text:style-name="P17">each button with three Labels: (name, #, %) </text:p>
            </text:list-item>
          </text:list>
        </text:list-item>
        <text:list-item>
          <text:p text:style-name="P17">Three Buttons </text:p>
          <text:list>
            <text:list-item>
              <text:p text:style-name="P17">Clear </text:p>
              <text:list>
                <text:list-item>
                  <text:p text:style-name="P17">ask to confirm if the user want to clear the counts </text:p>
                </text:list-item>
              </text:list>
            </text:list-item>
            <text:list-item>
              <text:p text:style-name="P17">Save </text:p>
            </text:list-item>
            <text:list-item>
              <text:p text:style-name="P17">main Menu </text:p>
            </text:list-item>
          </text:list>
        </text:list-item>
        <text:list-item>
          <text:p text:style-name="P7">In case of hold, show add/sub images for increment and decrements <draw:frame draw:style-name="fr1" draw:name="graphics2" text:anchor-type="as-char" svg:width="2.35in" svg:height="3.9598in" draw:z-index="1"><draw:image xlink:href="https://a248.e.akamai.net/camo.github.com/d3deb67c87c7df354dec6efeba1b6d9396b53dba/687474703a2f2f692e696d6775722e636f6d2f36416f624474432e706e67" xlink:type="simple" xlink:show="embed" xlink:actuate="onLoad"/></draw:frame></text:p>
        </text:list-item>
      </text:list>
      <text:p text:style-name="P4">Completion: Week of 3/10/13</text:p>
      <text:p text:style-name="P4"/>
      <text:p text:style-name="P4"/>
      <text:p text:style-name="P4"/>
      <text:p text:style-name="P4"/>
      <text:p text:style-name="P4"/>
      <text:p text:style-name="P4"/>
      <text:p text:style-name="P4"/>
      <text:p text:style-name="P4"/>
      <text:p text:style-name="P4"/>
      <text:p text:style-name="P4"/>
      <text:h text:style-name="P26" text:outline-level="3"><text:soft-page-break/>Counters Activity</text:h>
      <text:p text:style-name="Text_20_body">This allows the user view all the currently available counters (predefined and user-defined).</text:p>
      <text:p text:style-name="Text_20_body">Activity Spec:</text:p>
      <text:list xml:id="list500333714" text:style-name="L5">
        <text:list-item>
          <text:p text:style-name="P18">Search filter on the top </text:p>
        </text:list-item>
        <text:list-item>
          <text:p text:style-name="P18">List of Counters </text:p>
        </text:list-item>
        <text:list-item>
          <text:p text:style-name="P18">Two Buttons </text:p>
          <text:list>
            <text:list-item>
              <text:p text:style-name="P18">Back </text:p>
            </text:list-item>
            <text:list-item>
              <text:p text:style-name="P8">main Menu</text:p>
            </text:list-item>
          </text:list>
          <text:p text:style-name="P8"><text:s/><draw:frame draw:style-name="fr2" draw:name="graphics3" text:anchor-type="as-char" svg:y="-3.8138in" svg:width="2.35in" svg:height="3.9598in" draw:z-index="2"><draw:image xlink:href="https://a248.e.akamai.net/camo.github.com/ccc513b86d5fbf6b4290108fc42117887779a091/687474703a2f2f692e696d6775722e636f6d2f48624c7278716f2e706e67" xlink:type="simple" xlink:show="embed" xlink:actuate="onLoad"/></draw:frame></text:p>
        </text:list-item>
      </text:list>
      <text:p text:style-name="P4">Completion: Week of 3/17/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6" text:outline-level="3"><text:soft-page-break/>Preference Activity</text:h>
      <text:p text:style-name="Text_20_body">This is where the user can change global settings of the application. These include:</text:p>
      <text:list xml:id="list296661163" text:style-name="L6">
        <text:list-item>
          <text:p text:style-name="P19">Mute (whether or not sound is played when clicking a button in a Counting Activity) </text:p>
        </text:list-item>
        <text:list-item>
          <text:p text:style-name="P19">Notifiy at.. (the number of clicks per notification noise. For example, say the user chooses 50 for this setting. Then after every 50 clicks in a Counting Activity, the user will hear a certain tone so they know how many they've counted.) </text:p>
        </text:list-item>
        <text:list-item>
          <text:p text:style-name="P19">Email (the email address that the exported data will be sent to) </text:p>
        </text:list-item>
        <text:list-item>
          <text:p text:style-name="P19">Timestamp (whether or not a timestamp is included when exporting data) </text:p>
        </text:list-item>
        <text:list-item>
          <text:p text:style-name="P19">Show # (whether or not the number of clicks of a button is shown on the button's face during a Counting Activity) </text:p>
        </text:list-item>
        <text:list-item>
          <text:p text:style-name="P9">Show % (whether or not the percentage of a button's clicks is shown on the button's face during a Counting Activity) </text:p>
        </text:list-item>
      </text:list>
      <text:p text:style-name="Text_20_body">Activity Specs:</text:p>
      <text:list xml:id="list1912046424" text:style-name="L7">
        <text:list-item>
          <text:p text:style-name="P20">Label at the top </text:p>
        </text:list-item>
        <text:list-item>
          <text:p text:style-name="P20">Check Boxes: </text:p>
          <text:list>
            <text:list-item>
              <text:p text:style-name="P20">Mute </text:p>
            </text:list-item>
            <text:list-item>
              <text:p text:style-name="P20">Export </text:p>
              <text:list>
                <text:list-item>
                  <text:p text:style-name="P20">Label prompt </text:p>
                </text:list-item>
                <text:list-item>
                  <text:p text:style-name="P20">Text block to enter email address </text:p>
                </text:list-item>
              </text:list>
            </text:list-item>
            <text:list-item>
              <text:p text:style-name="P20">Date/Time </text:p>
            </text:list-item>
            <text:list-item>
              <text:p text:style-name="P20">Show # </text:p>
            </text:list-item>
            <text:list-item>
              <text:p text:style-name="P20">Show % </text:p>
            </text:list-item>
            <text:list-item>
              <text:p text:style-name="P20">Ding </text:p>
              <text:list>
                <text:list-item>
                  <text:p text:style-name="P20">Combo Box box to select the count </text:p>
                </text:list-item>
                <text:list-item>
                  <text:p text:style-name="P10">Combo Box to select the tone </text:p>
                </text:list-item>
              </text:list>
            </text:list-item>
          </text:list>
          <text:p text:style-name="P10"><draw:frame draw:style-name="fr1" draw:name="graphics4" text:anchor-type="as-char" svg:width="2.35in" svg:height="3.9598in" draw:z-index="3"><draw:image xlink:href="https://a248.e.akamai.net/camo.github.com/e29b83b235ab02e74b8b82ae27b26fde663ed2d9/687474703a2f2f692e696d6775722e636f6d2f65524d516f58442e706e67" xlink:type="simple" xlink:show="embed" xlink:actuate="onLoad"/></draw:frame></text:p>
        </text:list-item>
      </text:list>
      <text:p text:style-name="P4">Completion: Week of 3/24/13</text:p>
      <text:h text:style-name="P26" text:outline-level="3"><text:soft-page-break/>New Counter Activity</text:h>
      <text:p text:style-name="Text_20_body">Here the user can create their own counter. The user will give the counter a label, so that it may be identified. Then the user will select which buttons (events/data points) he/she would like to be included in this counter. The user is also able to clear and save this counter. The user may also start a new Counter Layout Activity from here.</text:p>
      <text:p text:style-name="Text_20_body">Activity Specs:</text:p>
      <text:list xml:id="list933333388" text:style-name="L8">
        <text:list-item>
          <text:p text:style-name="P21">Label at the top </text:p>
        </text:list-item>
        <text:list-item>
          <text:p text:style-name="P21">Label called name with a Text box for user to enter the name </text:p>
        </text:list-item>
        <text:list-item>
          <text:p text:style-name="P21">List of predefined Buttons </text:p>
        </text:list-item>
        <text:list-item>
          <text:p text:style-name="P21">Four Buttons </text:p>
          <text:list>
            <text:list-item>
              <text:p text:style-name="P21">Modify </text:p>
              <text:list>
                <text:list-item>
                  <text:p text:style-name="P21">It goes to the modify Activity(See modifyActivity for more details) </text:p>
                </text:list-item>
              </text:list>
            </text:list-item>
            <text:list-item>
              <text:p text:style-name="P21">Clear </text:p>
              <text:list>
                <text:list-item>
                  <text:p text:style-name="P21">Ask for confirmation before clearing the selection </text:p>
                </text:list-item>
              </text:list>
            </text:list-item>
            <text:list-item>
              <text:p text:style-name="P21">Custom Button </text:p>
              <text:list>
                <text:list-item>
                  <text:p text:style-name="P21">Allows user to create a costume button (see modifyActivity for more details) </text:p>
                </text:list-item>
              </text:list>
            </text:list-item>
            <text:list-item>
              <text:p text:style-name="P11">Save </text:p>
            </text:list-item>
          </text:list>
          <text:p text:style-name="P11"><draw:frame draw:style-name="fr2" draw:name="graphics5" text:anchor-type="as-char" svg:y="-4.0118in" svg:width="2.35in" svg:height="3.9598in" draw:z-index="4"><draw:image xlink:href="https://a248.e.akamai.net/camo.github.com/435a96d1160e573a85b6e81ff3a61f181eb11c54/687474703a2f2f692e696d6775722e636f6d2f574e4a4b6a656b2e706e67" xlink:type="simple" xlink:show="embed" xlink:actuate="onLoad"/></draw:frame></text:p>
        </text:list-item>
      </text:list>
      <text:p text:style-name="P4">Completion: Week of 3/31/13</text:p>
      <text:p text:style-name="P4"/>
      <text:p text:style-name="P4"/>
      <text:p text:style-name="P4"/>
      <text:p text:style-name="P4"/>
      <text:p text:style-name="P4"/>
      <text:p text:style-name="P4"/>
      <text:p text:style-name="P4"/>
      <text:p text:style-name="P4"/>
      <text:h text:style-name="P26" text:outline-level="3"><text:soft-page-break/>Custom Button Activity</text:h>
      <text:p text:style-name="Text_20_body">Here the user can create their own button to log custom events/data points. The customization options include:</text:p>
      <text:list xml:id="list868563836" text:style-name="L9">
        <text:list-item>
          <text:p text:style-name="P22">Name of the button </text:p>
        </text:list-item>
        <text:list-item>
          <text:p text:style-name="P22">Color for the button </text:p>
        </text:list-item>
        <text:list-item>
          <text:p text:style-name="P22">Whether or not the event count is displayed on the button itself </text:p>
        </text:list-item>
        <text:list-item>
          <text:p text:style-name="P22">Whether or not the percentage is displayed on the button itself </text:p>
        </text:list-item>
        <text:list-item>
          <text:p text:style-name="P12">Sound played when button is clicked Then the user will be able to discard or save the newly created button. </text:p>
        </text:list-item>
      </text:list>
      <text:p text:style-name="Text_20_body">Activity Specs:</text:p>
      <text:list xml:id="list1679596777" text:style-name="L10">
        <text:list-item>
          <text:p text:style-name="P23">Label at the top </text:p>
        </text:list-item>
        <text:list-item>
          <text:p text:style-name="P23">label called "Name" </text:p>
        </text:list-item>
        <text:list-item>
          <text:p text:style-name="P23">Text block for the user to enter a name for the button </text:p>
          <text:list>
            <text:list-item>
              <text:p text:style-name="P23">if modifying an existing button text block should bedisabled </text:p>
            </text:list-item>
          </text:list>
        </text:list-item>
        <text:list-item>
          <text:p text:style-name="P23">Horizontal List to choose Color </text:p>
        </text:list-item>
        <text:list-item>
          <text:p text:style-name="P23">Combo Box to select the sound for the button </text:p>
        </text:list-item>
        <text:list-item>
          <text:p text:style-name="P23">Three Buttons </text:p>
          <text:list>
            <text:list-item>
              <text:p text:style-name="P23">Create </text:p>
              <text:list>
                <text:list-item>
                  <text:p text:style-name="P23">is Enabled only if creating a new button </text:p>
                </text:list-item>
              </text:list>
            </text:list-item>
            <text:list-item>
              <text:p text:style-name="P23">Modify </text:p>
              <text:list>
                <text:list-item>
                  <text:p text:style-name="P23">is enabled only if modifying an existing Button (create is disabled here) </text:p>
                </text:list-item>
              </text:list>
            </text:list-item>
            <text:list-item>
              <text:p text:style-name="P13">Exit (to Exist from this Activity) </text:p>
            </text:list-item>
          </text:list>
        </text:list-item>
      </text:list>
      <text:p text:style-name="P4"><draw:frame draw:style-name="fr1" draw:name="graphics6" text:anchor-type="as-char" svg:width="2.35in" svg:height="3.9598in" draw:z-index="5"><draw:image xlink:href="https://a248.e.akamai.net/camo.github.com/fec55f2ea400f69fd8c09a3d6615e3059528ed0f/687474703a2f2f692e696d6775722e636f6d2f6e786146347a752e706e67" xlink:type="simple" xlink:show="embed" xlink:actuate="onLoad"/></draw:frame></text:p>
      <text:p text:style-name="P4">Completion: Week of 4/7/13</text:p>
      <text:h text:style-name="P26" text:outline-level="3"><text:soft-page-break/></text:h>
      <text:h text:style-name="P26" text:outline-level="3">Data Activity</text:h>
      <text:p text:style-name="Text_20_body">Here the user can view the list of recorded data in a table format.</text:p>
      <text:p text:style-name="Text_20_body">Activity Specs:</text:p>
      <text:list xml:id="list1061927290" text:style-name="L11">
        <text:list-item>
          <text:p text:style-name="P24">label at the top </text:p>
        </text:list-item>
        <text:list-item>
          <text:p text:style-name="P24">List of all saved data </text:p>
          <text:list>
            <text:list-item>
              <text:p text:style-name="P24">They are Clickable </text:p>
            </text:list-item>
          </text:list>
        </text:list-item>
        <text:list-item>
          <text:p text:style-name="P24">Two buttons: </text:p>
          <text:list>
            <text:list-item>
              <text:p text:style-name="P24">Main Menu </text:p>
            </text:list-item>
            <text:list-item>
              <text:p text:style-name="P24">Export </text:p>
              <text:list>
                <text:list-item>
                  <text:p text:style-name="P14">when pressed, it will email all data to the provided email address</text:p>
                </text:list-item>
              </text:list>
            </text:list-item>
          </text:list>
        </text:list-item>
      </text:list>
      <text:p text:style-name="Text_20_body"><draw:frame draw:style-name="fr1" draw:name="graphics7" text:anchor-type="as-char" svg:width="2.35in" svg:height="3.9598in" draw:z-index="6"><draw:image xlink:href="https://a248.e.akamai.net/camo.github.com/f3cab79135fb42d6763da7647089aa3f1b21970a/687474703a2f2f692e696d6775722e636f6d2f56684876496e452e706e67" xlink:type="simple" xlink:show="embed" xlink:actuate="onLoad"/></draw:frame></text:p>
      <text:p text:style-name="P4">Completion: Week of 4/14/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6" text:outline-level="3"><text:soft-page-break/>Display Data Activity</text:h>
      <text:p text:style-name="Text_20_body">When Click on any of the data in the data Activity, then the following list should be shown:</text:p>
      <text:p text:style-name="Text_20_body">Colons can be used to align column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ell Types</text:p>
            </table:table-cell>
            <table:table-cell table:style-name="Table1.A1" office:value-type="string">
              <text:p text:style-name="P1"># of events</text:p>
            </table:table-cell>
            <table:table-cell table:style-name="Table1.A1" office:value-type="string">
              <text:p text:style-name="P2">%</text:p>
            </table:table-cell>
          </table:table-row>
        </table:table-header-rows>
        <table:table-row>
          <table:table-cell table:style-name="Table1.A1" office:value-type="string">
            <text:p text:style-name="Table_20_Contents">Basophils</text:p>
          </table:table-cell>
          <table:table-cell table:style-name="Table1.A1" office:value-type="string">
            <text:p text:style-name="P27">100</text:p>
          </table:table-cell>
          <table:table-cell table:style-name="Table1.A1" office:value-type="string">
            <text:p text:style-name="P28">10%</text:p>
          </table:table-cell>
        </table:table-row>
        <table:table-row>
          <table:table-cell table:style-name="Table1.A1" office:value-type="string">
            <text:p text:style-name="Table_20_Contents">Neutrophils</text:p>
          </table:table-cell>
          <table:table-cell table:style-name="Table1.A1" office:value-type="string">
            <text:p text:style-name="P27">500</text:p>
          </table:table-cell>
          <table:table-cell table:style-name="Table1.A1" office:value-type="string">
            <text:p text:style-name="P28">50%</text:p>
          </table:table-cell>
        </table:table-row>
        <table:table-row>
          <table:table-cell table:style-name="Table1.A1" office:value-type="string">
            <text:p text:style-name="Table_20_Contents">...</text:p>
          </table:table-cell>
          <table:table-cell table:style-name="Table1.A1" office:value-type="string">
            <text:p text:style-name="P27">...</text:p>
          </table:table-cell>
          <table:table-cell table:style-name="Table1.A1" office:value-type="string">
            <text:p text:style-name="P28">...</text:p>
          </table:table-cell>
        </table:table-row>
        <table:table-row>
          <table:table-cell table:style-name="Table1.A1" office:value-type="string">
            <text:p text:style-name="Table_20_Contents"><text:span text:style-name="Strong_20_Emphasis">Total</text:span></text:p>
          </table:table-cell>
          <table:table-cell table:style-name="Table1.A1" office:value-type="string">
            <text:p text:style-name="P27">1000</text:p>
          </table:table-cell>
          <table:table-cell table:style-name="Table1.A1" office:value-type="string">
            <text:p text:style-name="P28">100%</text:p>
          </table:table-cell>
        </table:table-row>
      </table:table>
      <text:p text:style-name="Text_20_body">Activity Spec:</text:p>
      <text:list xml:id="list576227068" text:style-name="L12">
        <text:list-item>
          <text:p text:style-name="P25">Label at the top </text:p>
        </text:list-item>
        <text:list-item>
          <text:p text:style-name="P25">Table that shows detail about selected data </text:p>
        </text:list-item>
        <text:list-item>
          <text:p text:style-name="P25">Two buttons: </text:p>
          <text:list>
            <text:list-item>
              <text:p text:style-name="P25">Main Menu </text:p>
            </text:list-item>
            <text:list-item>
              <text:p text:style-name="P25">Export </text:p>
              <text:list>
                <text:list-item>
                  <text:p text:style-name="P15">when pressed, it will email all data to the provided email address</text:p>
                </text:list-item>
              </text:list>
            </text:list-item>
          </text:list>
        </text:list-item>
      </text:list>
      <text:p text:style-name="Text_20_body"><draw:frame draw:style-name="fr1" draw:name="graphics8" text:anchor-type="as-char" svg:width="2.35in" svg:height="3.9598in" draw:z-index="7"><draw:image xlink:href="https://a248.e.akamai.net/camo.github.com/e81ff8684bbc508ccd078f4ab880141166391bb1/687474703a2f2f692e696d6775722e636f6d2f3450334a35664c2e706e67" xlink:type="simple" xlink:show="embed" xlink:actuate="onLoad"/><svg:title>Display data Activity</svg:title></draw:frame></text:p>
      <text:p text:style-name="P4">Completion: Week of 4/21/13</text:p>
      <text:p text:style-name="P4"/>
      <text:p text:style-name="P4"/>
      <text:p text:style-name="P4"/>
      <text:p text:style-name="P4"/>
      <text:p text:style-name="P4"/>
      <text:p text:style-name="P4"/>
      <text:p text:style-name="P4"/>
      <text:p text:style-name="P4"/>
      <text:p text:style-name="P4"/>
      <text:h text:style-name="P26" text:outline-level="3"><text:soft-page-break/>Counter Layout Activity</text:h>
      <text:p text:style-name="Text_20_body">This is where the user can choose how the buttons of his or her custom counter will be laid out on the screen. This may either be in a grid or free-form pattern.</text:p>
      <text:p text:style-name="Text_20_body"><draw:frame draw:style-name="fr1" draw:name="graphics9" text:anchor-type="as-char" svg:width="2.35in" svg:height="3.9598in" draw:z-index="8"><draw:image xlink:href="https://a248.e.akamai.net/camo.github.com/90f8f3dd901946431f2e8cae4fb7699580d89d78/687474703a2f2f692e696d6775722e636f6d2f316d71635a79502e706e67" xlink:type="simple" xlink:show="embed" xlink:actuate="onLoad"/><svg:title>Drag and drop Activity</svg:title></draw:frame></text:p>
      <text:p text:style-name="Text_20_body">Completion: Week of 4/28/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meta:initial-creator>
    <meta:creation-date>2013-03-08T12:22:28</meta:creation-date>
    <dc:date>2013-03-08T13:01:00</dc:date>
    <dc:creator>Jake </dc:creator>
    <meta:editing-duration>PT27M43S</meta:editing-duration>
    <meta:editing-cycles>10</meta:editing-cycles>
    <meta:generator>LibreOffice/3.5$Linux_X86_64 LibreOffice_project/350m1$Build-2</meta:generator>
    <meta:document-statistic meta:table-count="1" meta:image-count="9" meta:object-count="0" meta:page-count="9" meta:paragraph-count="141" meta:word-count="1082" meta:character-count="5908" meta:non-whitespace-character-count="4952"/>
  </office:meta>
</office:document-meta>
</file>